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2" text:outline-level="2">Installing the Tracker</text:h>
      <text:p text:style-name="Text_20_body_20_indent">Follow instructions in the Installation_Instructions file on Tracker distribution CD to install Tracker.</text:p>
      <text:h text:style-name="Heading_20_2" text:outline-level="2">View Release Changes</text:h>
      <text:p text:style-name="Text_20_body_20_indent">Go to the Tracker Documentation directory of the Tracker distribution CD to view changes in this release. <text:s/>(They can be seen in the latest Tracker_Changes-milestone.html file.)</text:p>
      <text:h text:style-name="Heading_20_2" text:outline-level="2">View User Guide documentation</text:h>
      <text:p text:style-name="Text_20_body_20_indent">Go to the Tracker Documentation directory of the Tracker distribution CD to view the Tracker_User_Guild.pdf.</text:p>
      <text:p text:style-name="Text_20_body_20_indent">This is the same documentation that is contained in the Online Help documentation. <text:s/></text:p>
      <text:h text:style-name="Heading_20_2" text:outline-level="2">Start the Tracker</text:h>
      <text:p text:style-name="Text_20_body_20_indent">You’ll be prompted with a dialog to ‘Select a workspace’.<text:line-break/>Take the default, check the box <text:s/><text:span text:style-name="T1">Use this as the default and do not ask again</text:span> (You can change this setting later if you wish.) and select the <text:span text:style-name="T1">OK</text:span> button.Since this is the first time using the Tracker in this workspace, you will be shown a <text:span text:style-name="T1">Welcome </text:span>screen. <text:s/>There is not much in this screen right now so just click on the arrow like ribbon icon on the  right side of the <text:span text:style-name="T1">Welcome</text:span> screen to go to the Tracker Workbench.</text:p>
      <text:h text:style-name="Heading_20_2" text:outline-level="2">View Online Help documentation</text:h>
      <text:p text:style-name="Text_20_body_20_indent">Once in the workbench you can get Online Help. <text:s/>Go to the Help menu item select ‘Help Contents’ to visualize the  Help documentation. The documentation browser will present all the user guides for the Eclipse Workbench and the Tracker. <text:s/></text:p>
      <text:h text:style-name="Heading_20_2" text:outline-level="2">Create an example Tracker Project</text:h>
      <text:p text:style-name="Text_20_body_20_indent">Since this is the first time using your workspace, the Workspace <text:span text:style-name="T1">Navigator</text:span> will not show any Tracker Projects or Artifacts. <text:s/>Create an example project by selecting the ‘New’ toolbutton in the toolbar. That’s the first toolbutton in the toolbar directly over the Navigator window. <text:s/>From the ‘<text:span text:style-name="T1">Select a Wizard</text:span>’ dialog, open up the ‘<text:span text:style-name="T1">Tracker Examples</text:span>’ folder Select ‘<text:span text:style-name="T1">Tracker Example Project</text:span>’ and select the <text:span text:style-name="T1">Next&gt;</text:span> button on the bottom of the Dialog window. When prompted for a Project name type in the word ‘MyExample’. <text:s/>A project called ‘MyExample’ will be created in  the workspace. You’ll see the project and it’s artifacts appear in the <text:span text:style-name="T1">Navigator</text:span> window and a Premises Document called ‘example.premises’ will  be opened for editing in the Tracker Editor to the right of the <text:span text:style-name="T1">Navigator</text:span>.</text:p>
      <text:h text:style-name="Heading_20_2" text:outline-level="2">Examining the contents of the MyExample Project</text:h>
      <text:p text:style-name="Text_20_body_20_indent">The ‘<text:span text:style-name="T1">Tracker Example Project</text:span>’ wizard creates a project with one TagID number file called capture.tags file, an example Animal document templated called ‘example.animal, a Premises document called  example.premises and a project properties file called .project file.  (You can ignore the .project file. In later versions of the Tracker, we will hide this file.)</text:p>
      <text:h text:style-name="Heading_20_2" text:outline-level="2">Working with the example.premises Premises Document </text:h>
      <text:p text:style-name="Text_20_body_20_indent">The Premises document is initially visualized in the Tracker Editor and shown in the Selection tab. <text:s/>The selection tab presents Premises Documents to users in a Tree View. <text:s/>(Other Tracker Editor tabs visualize different parts of the Premises Document Elements as Trees and Tables.) Use your mouse to expand the nodes of the example.premises document in the Selection tab to examine it’s contents.</text:p>
      <text:h text:style-name="Heading_20_2" text:outline-level="2">Validate the example.premises Premises Document</text:h>
      <text:p text:style-name="Text_20_body_20_indent">Select the root node of the example.premises Premises Document.  (The root node is a Premises Element and it is called Simple Valley  Ranch.) <text:s/>Right click and select <text:span text:style-name="T1">Validate</text:span> from the pull down menu. If you’ve followed along with this GettingStarted document, you should  be presented with a Validation Problems dialog. <text:s/>You can look at the  details in the <text:s/>dialog if you wish, but pressing the <text:span text:style-name="T1">OK</text:span> button will save  those error messages to the Problems View. <text:s/>The Problems View is located  below the Editor area of the workbench in the tabbed view area. <text:s/>The errors shown in the Validation Problems dialog and the ones shown in the Problems View are telling you that one or more parts (Elements) of the example.premises document is failing one or more of the model validation constraints associated with Premises documents. <text:s/>In other  words the example.premises Premises document is not considered a Valid  Premises document for the default use cases. </text:p>
      <text:h text:style-name="Heading_20_2" text:outline-level="2">Change the user preferences for validating your Premises documents. </text:h>
      <text:p text:style-name="Text_20_body_20_indent">Menu Window | Preferences; Model Validation, Tracker Constraints. <text:s/> In the Constraint categories tree deselect the Vernon County Fair Constraint (It’s a child of the Tracker Constraints node.) and select the OK dialog button.</text:p>
      <text:p text:style-name="Text_20_body_20_indent">You should now be able to Validate the example.premises Premises Document and the  problems previously noted in the Problems View will go away.</text:p>
      <text:h text:style-name="Heading_20_2" text:outline-level="2">Simplify the workspace</text:h>
      <text:p text:style-name="Text_20_body_20_indent">The default Tracker perspective splits the workbench into four parts, the Navigator, the Editor area, the Tabbed View Area, and the Outline view.  </text:p>
      <text:p text:style-name="Text_20_body_20_indent">To simplify the workspace and to show the minimum set of tools you need for editing Premises Documents, minimize the Navigator, the Outline view, and the Tabbed View area, leaving just the Editor taking up all the space in the workbench. Now from within the Tracker Editor select any node, right click and choose ‘Show Properties View’ to visualize the Properties View below the Editor. <text:s/>If you like you can drag the Properties View to an alternate position on the workbench. (Tip - To the right of the Tracker Editor looks nice.)</text:p>
      <text:p text:style-name="Text_20_body_20_indent">You now have the minimum set of tools (Tracker Editor and Properties View) you need for exploring, editing, validating and saving Premises documents.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ohn Conlon</meta:initial-creator>
    <meta:creation-date>2008-02-21T15:03:34</meta:creation-date>
    <dc:creator>John Conlon</dc:creator>
    <dc:date>2008-02-21T15:41:53</dc:date>
    <dc:language>en-US</dc:language>
    <meta:editing-cycles>3</meta:editing-cycles>
    <meta:editing-duration>PT38M21S</meta:editing-duration>
    <meta:user-defined meta:name="Info 1"/>
    <meta:user-defined meta:name="Info 2"/>
    <meta:user-defined meta:name="Info 3"/>
    <meta:user-defined meta:name="Info 4"/>
    <meta:document-statistic meta:table-count="0" meta:image-count="0" meta:object-count="0" meta:page-count="2" meta:paragraph-count="27" meta:word-count="845" meta:character-count="5336"/>
  </office:meta>
</office:document-meta>
</file>